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boxjum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891">
            <text:p>1891</text:p>
          </table:table-cell>
          <table:table-cell office:value-type="float" office:value="1929">
            <text:p>192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/[.A7]" office:value-type="float" office:value="472.75">
            <text:p>472,75</text:p>
          </table:table-cell>
          <table:table-cell table:formula="of:=[.C6]/[.A7]" office:value-type="float" office:value="482.25">
            <text:p>482,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24.11.2020</text:date>, <text:time>22:0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lf </meta:initial-creator>
    <meta:creation-date>2020-11-24T08:56:33.20</meta:creation-date>
    <meta:generator>OpenOffice/4.0.1$Win32 OpenOffice.org_project/401m5$Build-9714</meta:generator>
    <dc:date>2020-11-24T22:01:04.02</dc:date>
    <dc:creator>manolf </dc:creator>
    <meta:editing-duration>PT13H4M31S</meta:editing-duration>
    <meta:editing-cycles>1</meta:editing-cycles>
    <meta:document-statistic meta:table-count="3" meta:cell-count="6" meta:object-count="0"/>
  </office:meta>
</office:document-meta>
</file>